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545cm" fo:min-width="1.406cm"/>
    </style:style>
    <style:style style:name="gr2" style:family="graphic" style:parent-style-name="standard">
      <style:graphic-properties draw:fill="solid" draw:fill-color="#ff950e" draw:textarea-horizontal-align="justify" draw:textarea-vertical-align="middle" draw:auto-grow-height="false" fo:min-height="0.949cm" fo:min-width="0.899cm"/>
    </style:style>
    <style:style style:name="gr3"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4" style:family="graphic" style:parent-style-name="objectwithoutfill">
      <style:graphic-properties svg:stroke-width="0.051cm" svg:stroke-color="#000000" draw:marker-start="" draw:marker-start-width="0.356cm" draw:marker-end="Symmetric_20_Arrow" draw:marker-end-width="0.457cm" draw:fill="none" draw:textarea-vertical-align="middle" fo:padding-top="0.151cm" fo:padding-bottom="0.151cm" fo:padding-left="0.276cm" fo:padding-right="0.276cm"/>
    </style:style>
    <style:style style:name="gr5" style:family="graphic" style:parent-style-name="standard">
      <style:graphic-properties draw:fill="solid" draw:fill-color="#00dcff" draw:textarea-horizontal-align="justify" draw:textarea-vertical-align="middle" draw:auto-grow-height="false" fo:min-height="0.611cm" fo:min-width="2.583cm"/>
    </style:style>
    <style:style style:name="gr6" style:family="graphic" style:parent-style-name="standard">
      <style:graphic-properties draw:textarea-horizontal-align="justify" draw:textarea-vertical-align="middle" draw:auto-grow-height="false" fo:min-height="1.152cm" fo:min-width="2.674cm"/>
    </style:style>
    <style:style style:name="gr7" style:family="graphic" style:parent-style-name="standard">
      <style:graphic-properties draw:textarea-horizontal-align="justify" draw:textarea-vertical-align="middle" draw:auto-grow-height="false" fo:min-height="1.152cm" fo:min-width="3.628cm"/>
    </style:style>
    <style:style style:name="gr8" style:family="graphic" style:parent-style-name="standard">
      <style:graphic-properties draw:fill="solid" draw:fill-color="#00ae00" draw:textarea-horizontal-align="justify" draw:textarea-vertical-align="middle" draw:auto-grow-height="false" fo:min-height="1.021cm" fo:min-width="0.77cm"/>
    </style:style>
    <style:style style:name="gr9" style:family="graphic" style:parent-style-name="standard">
      <style:graphic-properties draw:stroke="none" svg:stroke-color="#000000" draw:fill="none" draw:fill-color="#ffffff" draw:textarea-horizontal-align="left" draw:auto-grow-height="true" draw:auto-grow-width="false" fo:min-height="1.973cm" fo:min-width="0cm"/>
    </style:style>
    <style:style style:name="gr10" style:family="graphic" style:parent-style-name="standard">
      <style:graphic-properties draw:fill="solid" draw:fill-color="#00dcff" draw:textarea-horizontal-align="justify" draw:textarea-vertical-align="middle" draw:auto-grow-height="false" fo:min-height="1.193cm" fo:min-width="1.367cm" fo:wrap-option="no-wrap"/>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loext:graphic-properties draw:fill="solid" draw:fill-color="#ff950e"/>
      <style:paragraph-properties fo:text-align="center"/>
      <style:text-properties fo:font-size="10pt" style:font-size-asian="18pt" style:font-size-complex="18pt"/>
    </style:style>
    <style:style style:name="P4" style:family="paragraph">
      <loext:graphic-properties draw:fill="none"/>
      <style:paragraph-properties fo:text-align="center"/>
    </style:style>
    <style:style style:name="P5" style:family="paragraph">
      <loext:graphic-properties draw:fill="solid" draw:fill-color="#00dcff"/>
      <style:paragraph-properties fo:text-align="center"/>
      <style:text-properties fo:font-size="10pt" style:font-size-asian="18pt" style:font-size-complex="18pt"/>
    </style:style>
    <style:style style:name="P6" style:family="paragraph">
      <loext:graphic-properties draw:fill="solid" draw:fill-color="#00ae00"/>
      <style:paragraph-properties fo:text-align="center"/>
    </style:style>
    <style:style style:name="P7" style:family="paragraph">
      <style:text-properties fo:font-size="10pt" style:font-size-asian="18pt" style:font-size-complex="18pt"/>
    </style:style>
    <style:style style:name="P8" style:family="paragraph">
      <loext:graphic-properties draw:fill="none" draw:fill-color="#ffffff"/>
      <style:text-properties fo:font-size="10pt" style:font-size-asian="18pt" style:font-size-complex="18pt"/>
    </style:style>
    <style:style style:name="P9" style:family="paragraph">
      <style:paragraph-properties fo:text-align="center"/>
      <style:text-properties fo:font-size="10pt" fo:font-style="italic" style:font-size-asian="18pt" style:font-size-complex="18pt"/>
    </style:style>
    <style:style style:name="P10" style:family="paragraph">
      <loext:graphic-properties draw:fill="solid" draw:fill-color="#00dcff"/>
      <style:paragraph-properties fo:text-align="center"/>
      <style:text-properties fo:font-size="10pt" fo:font-style="italic" style:font-size-asian="18pt" style:font-size-complex="18pt"/>
    </style:style>
    <style:style style:name="T1" style:family="text">
      <style:text-properties fo:font-size="10pt" style:font-size-asian="18pt" style:font-size-complex="18pt"/>
    </style:style>
    <style:style style:name="T2" style:family="text">
      <style:text-properties fo:font-size="10pt" fo:font-weight="bold" style:font-size-asian="18pt" style:font-size-complex="18pt"/>
    </style:style>
    <style:style style:name="T3" style:family="text">
      <style:text-properties fo:font-size="10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1.905cm" svg:height="1.27cm" svg:x="2.635cm" svg:y="4.175cm">
          <text:p text:style-name="P1"><text:span text:style-name="T1">Level 1b</text:span></text:p>
          <text:p text:style-name="P1"><text:span text:style-name="T1">Expos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4" draw:id="id4" draw:layer="layout" svg:width="1.905cm" svg:height="1.27cm" svg:x="2.635cm" svg:y="7.667cm">
          <text:p text:style-name="P1"><text:span text:style-name="T1">Level 2a</text:span></text:p>
          <text:p text:style-name="P1"><text:span text:style-name="T1">Expos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1" draw:id="id21" draw:layer="layout" svg:width="1.905cm" svg:height="1.27cm" svg:x="2.635cm" svg:y="22.225cm">
          <text:p text:style-name="P1"><text:span text:style-name="T1">Level 2b</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1" draw:id="id11" draw:layer="layout" svg:width="1.905cm" svg:height="1.27cm" svg:x="2.635cm" svg:y="12.965cm">
          <text:p text:style-name="P1"><text:span text:style-name="T1">Level 2b</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9" draw:id="id19" draw:layer="layout" svg:width="1.905cm" svg:height="1.27cm" svg:x="2.635cm" svg:y="16.927cm">
          <text:p text:style-name="P1"><text:span text:style-name="T1">Level 3</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23" draw:id="id23" draw:layer="layout" svg:width="1.905cm" svg:height="1.27cm" svg:x="2.635cm" svg:y="25.447cm">
          <text:p text:style-name="P1"><text:span text:style-name="T1">Level 3</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xml:id="id1" draw:id="id1" draw:layer="layout" svg:width="2.223cm" svg:height="1.905cm" svg:x="8.462cm" svg:y="1cm">
          <text:p text:style-name="P1"><text:span text:style-name="T1">Observatory</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 draw:text-style-name="P4" draw:layer="layout" svg:x1="9.574cm" svg:y1="2.905cm" svg:x2="3.588cm" svg:y2="4.175cm" draw:start-shape="id1" draw:start-glue-point="6" draw:end-shape="id2" draw:end-glue-point="5" svg:d="M9574 2905v635h-5986v635" svg:viewBox="0 0 5987 1271">
          <text:p text:style-name="P1"/>
        </draw:connector>
        <draw:connector draw:style-name="gr4" draw:text-style-name="P4" draw:layer="layout" svg:x1="4.54cm" svg:y1="4.81cm" svg:x2="7.344cm" svg:y2="5.544cm" draw:start-shape="id2" draw:start-glue-point="8" draw:end-shape="id3" draw:end-glue-point="0" svg:d="M4540 4810h2804v734" svg:viewBox="0 0 2805 735">
          <text:p/>
        </draw:connector>
        <draw:connector draw:style-name="gr4" draw:text-style-name="P4" draw:layer="layout" svg:x1="7.344cm" svg:y1="6.497cm" svg:x2="3.588cm" svg:y2="7.667cm" draw:start-shape="id3" draw:start-glue-point="2" draw:end-shape="id4" draw:end-glue-point="5" svg:d="M7344 6497v585h-3756v585" svg:viewBox="0 0 3757 1171">
          <text:p/>
        </draw:connector>
        <draw:custom-shape draw:style-name="gr5" draw:text-style-name="P5" xml:id="id3" draw:id="id3" draw:layer="layout" svg:width="3.175cm" svg:height="0.953cm" svg:x="5.757cm" svg:y="5.544cm">
          <text:p text:style-name="P1"><text:span text:style-name="T1">calwebb_slop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5" draw:id="id5" draw:layer="layout" svg:width="3.175cm" svg:height="0.953cm" svg:x="10.157cm" svg:y="5.544cm">
          <text:p text:style-name="P1"><text:span text:style-name="T1">Pool maker</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4.54cm" svg:y1="4.81cm" svg:x2="11.744cm" svg:y2="5.544cm" draw:start-shape="id2" draw:start-glue-point="8" draw:end-shape="id5" draw:end-glue-point="0" svg:d="M4540 4810h7204v734" svg:viewBox="0 0 7205 735">
          <text:p/>
        </draw:connector>
        <draw:custom-shape draw:style-name="gr6" draw:text-style-name="P2" xml:id="id6" draw:id="id6" draw:layer="layout" svg:width="3.174cm" svg:height="1.588cm" svg:x="14.506cm" svg:y="5.227cm">
          <text:p text:style-name="P1"><text:span text:style-name="T1">Association Pool</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4" draw:text-style-name="P4" draw:layer="layout" svg:x1="13.332cm" svg:y1="6.02cm" svg:x2="14.506cm" svg:y2="6.021cm" draw:start-shape="id5" draw:start-glue-point="1" draw:end-shape="id6" draw:end-glue-point="5" svg:d="M13332 6020h587v1h587" svg:viewBox="0 0 1175 2">
          <text:p/>
        </draw:connector>
        <draw:custom-shape draw:style-name="gr5" draw:text-style-name="P5" xml:id="id7" draw:id="id7" draw:layer="layout" svg:width="3.175cm" svg:height="0.953cm" svg:x="7.986cm" svg:y="7.885cm">
          <text:p text:style-name="P1"><text:span text:style-name="T1">asn_generate</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16.093cm" svg:y1="6.815cm" svg:x2="9.573cm" svg:y2="7.885cm" draw:start-shape="id6" draw:start-glue-point="6" draw:end-shape="id7" draw:end-glue-point="0" svg:d="M16093 6815v535h-6520v535" svg:viewBox="0 0 6521 1071">
          <text:p/>
        </draw:connector>
        <draw:custom-shape draw:style-name="gr7" draw:text-style-name="P2" xml:id="id9" draw:id="id9" draw:layer="layout" svg:width="4.127cm" svg:height="1.588cm" svg:x="14.03cm" svg:y="9.059cm">
          <text:p text:style-name="P1"><text:span text:style-name="T1">asn_id_image2_asn</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xml:id="id16" draw:id="id16" draw:layer="layout" svg:width="4.127cm" svg:height="1.588cm" svg:x="14.03cm" svg:y="22.085cm">
          <text:p text:style-name="P1"><text:span text:style-name="T1">asn_id_spec3_asn</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xml:id="id14" draw:id="id14" draw:layer="layout" svg:width="4.127cm" svg:height="1.588cm" svg:x="14.03cm" svg:y="18.127cm">
          <text:p text:style-name="P1"><text:span text:style-name="T1">asn_id_spec2_asn</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 draw:text-style-name="P2" xml:id="id13" draw:id="id13" draw:layer="layout" svg:width="4.127cm" svg:height="1.588cm" svg:x="14.03cm" svg:y="12.804cm">
          <text:p text:style-name="P1"><text:span text:style-name="T1">asn_id_image3_asn</text:span></text:p>
          <draw:enhanced-geometry svg:viewBox="0 0 21600 21600" draw:glue-points="10800 0 0 10800 10800 21600 21600 10800" draw:text-areas="0 0 21600 ?f11" draw:mirror-horizontal="false" draw:mirror-vertical="false"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 draw:text-style-name="P6" xml:id="id8" draw:id="id8" draw:layer="layout" svg:width="1.27cm" svg:height="1.271cm" svg:x="8.938cm" svg:y="9.875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4" draw:text-style-name="P4" draw:layer="layout" svg:x1="3.588cm" svg:y1="8.937cm" svg:x2="8.938cm" svg:y2="9.877cm" draw:start-shape="id4" draw:start-glue-point="7" draw:end-shape="id8" draw:end-glue-point="6" svg:d="M3588 8937v940h5350" svg:viewBox="0 0 5351 941">
          <text:p/>
        </draw:connector>
        <draw:connector draw:style-name="gr4" draw:text-style-name="P4" draw:layer="layout" draw:line-skew="-0.118cm" svg:x1="14.03cm" svg:y1="9.853cm" svg:x2="10.208cm" svg:y2="9.877cm" draw:start-shape="id9" draw:start-glue-point="5" draw:end-shape="id8" draw:end-glue-point="8" svg:d="M14030 9853h-2029v24h-1793" svg:viewBox="0 0 3823 25">
          <text:p/>
        </draw:connector>
        <draw:custom-shape draw:style-name="gr5" draw:text-style-name="P5" xml:id="id10" draw:id="id10" draw:layer="layout" svg:width="3.175cm" svg:height="0.953cm" svg:x="7.986cm" svg:y="11.984cm">
          <text:p text:style-name="P1"><text:span text:style-name="T1">calwebb_image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9.573cm" svg:y1="11.147cm" svg:x2="9.573cm" svg:y2="11.984cm" draw:start-shape="id8" draw:start-glue-point="4" draw:end-shape="id10" draw:end-glue-point="0" svg:d="M9573 11147v837" svg:viewBox="0 0 1 838">
          <text:p/>
        </draw:connector>
        <draw:connector draw:style-name="gr4" draw:text-style-name="P4" draw:layer="layout" svg:x1="7.986cm" svg:y1="12.46cm" svg:x2="3.588cm" svg:y2="12.965cm" draw:start-shape="id10" draw:start-glue-point="3" draw:end-shape="id11" draw:end-glue-point="5" svg:d="M7986 12460h-4398v505" svg:viewBox="0 0 4399 506">
          <text:p/>
        </draw:connector>
        <draw:custom-shape draw:style-name="gr8" draw:text-style-name="P6" xml:id="id12" draw:id="id12" draw:layer="layout" svg:width="1.27cm" svg:height="1.271cm" svg:x="8.938cm" svg:y="13.604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5" xml:id="id20" draw:id="id20" draw:layer="layout" svg:width="3.175cm" svg:height="0.953cm" svg:x="7.986cm" svg:y="20.997cm">
          <text:p text:style-name="P1"><text:span text:style-name="T1">calwebb_spec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6" xml:id="id15" draw:id="id15" draw:layer="layout" svg:width="1.27cm" svg:height="1.271cm" svg:x="8.938cm" svg:y="18.926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6" xml:id="id17" draw:id="id17" draw:layer="layout" svg:width="1.27cm" svg:height="1.271cm" svg:x="8.938cm" svg:y="22.851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5" xml:id="id22" draw:id="id22" draw:layer="layout" svg:width="3.175cm" svg:height="0.953cm" svg:x="7.986cm" svg:y="24.99cm">
          <text:p text:style-name="P1"><text:span text:style-name="T1">calwebb_spec3</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svg:x1="4.54cm" svg:y1="13.6cm" svg:x2="8.938cm" svg:y2="13.606cm" draw:start-shape="id11" draw:start-glue-point="8" draw:end-shape="id12" draw:end-glue-point="6" svg:d="M4540 13600h2199v6h2199" svg:viewBox="0 0 4399 7">
          <text:p/>
        </draw:connector>
        <draw:connector draw:style-name="gr4" draw:text-style-name="P4" draw:layer="layout" svg:x1="14.03cm" svg:y1="13.598cm" svg:x2="10.208cm" svg:y2="13.606cm" draw:start-shape="id13" draw:start-glue-point="5" draw:end-shape="id12" draw:end-glue-point="8" svg:d="M14030 13598h-1911v8h-1911" svg:viewBox="0 0 3823 9">
          <text:p/>
        </draw:connector>
        <draw:connector draw:style-name="gr4" draw:text-style-name="P4" draw:layer="layout" svg:x1="14.03cm" svg:y1="18.921cm" svg:x2="10.208cm" svg:y2="18.928cm" draw:start-shape="id14" draw:start-glue-point="5" draw:end-shape="id15" draw:end-glue-point="8" svg:d="M14030 18921h-1911v7h-1911" svg:viewBox="0 0 3823 8">
          <text:p/>
        </draw:connector>
        <draw:connector draw:style-name="gr4" draw:text-style-name="P4" draw:layer="layout" svg:x1="14.03cm" svg:y1="22.879cm" svg:x2="10.208cm" svg:y2="22.853cm" draw:start-shape="id16" draw:start-glue-point="5" draw:end-shape="id17" draw:end-glue-point="8" svg:d="M14030 22879h-1911v-26h-1911" svg:viewBox="0 0 3823 27">
          <text:p/>
        </draw:connector>
        <draw:connector draw:style-name="gr4" draw:text-style-name="P4" draw:layer="layout" svg:x1="7.986cm" svg:y1="16.16cm" svg:x2="3.588cm" svg:y2="16.927cm" draw:start-shape="id18" draw:start-glue-point="3" draw:end-shape="id19" draw:end-glue-point="5" svg:d="M7986 16160h-4398v767" svg:viewBox="0 0 4399 768">
          <text:p/>
        </draw:connector>
        <draw:connector draw:style-name="gr4" draw:text-style-name="P4" draw:layer="layout" svg:x1="7.986cm" svg:y1="21.473cm" svg:x2="3.588cm" svg:y2="22.225cm" draw:start-shape="id20" draw:start-glue-point="3" draw:end-shape="id21" draw:end-glue-point="5" svg:d="M7986 21473h-4398v752" svg:viewBox="0 0 4399 753">
          <text:p/>
        </draw:connector>
        <draw:custom-shape draw:style-name="gr5" draw:text-style-name="P5" xml:id="id18" draw:id="id18" draw:layer="layout" svg:width="3.175cm" svg:height="0.953cm" svg:x="7.986cm" svg:y="15.684cm">
          <text:p text:style-name="P1"><text:span text:style-name="T1">calwebb_image3</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4" draw:layer="layout" draw:line-skew="-0.498cm" svg:x1="2.635cm" svg:y1="8.302cm" svg:x2="8.938cm" svg:y2="18.928cm" draw:start-shape="id4" draw:start-glue-point="6" draw:end-shape="id15" draw:end-glue-point="6" svg:d="M2635 8302h-1000v10626h7303" svg:viewBox="0 0 7304 10627">
          <text:p/>
        </draw:connector>
        <draw:connector draw:style-name="gr4" draw:text-style-name="P4" draw:layer="layout" svg:x1="9.573cm" svg:y1="14.876cm" svg:x2="9.573cm" svg:y2="15.684cm" draw:start-shape="id12" draw:start-glue-point="4" draw:end-shape="id18" draw:end-glue-point="0" svg:d="M9573 14876v808" svg:viewBox="0 0 1 809">
          <text:p/>
        </draw:connector>
        <draw:connector draw:style-name="gr4" draw:text-style-name="P4" draw:layer="layout" svg:x1="9.573cm" svg:y1="20.198cm" svg:x2="9.573cm" svg:y2="20.997cm" draw:start-shape="id15" draw:start-glue-point="4" draw:end-shape="id20" draw:end-glue-point="0" svg:d="M9573 20198v799" svg:viewBox="0 0 1 800">
          <text:p/>
        </draw:connector>
        <draw:connector draw:style-name="gr4" draw:text-style-name="P4" draw:layer="layout" svg:x1="4.54cm" svg:y1="22.86cm" svg:x2="8.938cm" svg:y2="22.853cm" draw:start-shape="id21" draw:start-glue-point="8" draw:end-shape="id17" draw:end-glue-point="6" svg:d="M4540 22860h2199v-7h2199" svg:viewBox="0 0 4399 8">
          <text:p/>
        </draw:connector>
        <draw:connector draw:style-name="gr4" draw:text-style-name="P4" draw:layer="layout" svg:x1="9.573cm" svg:y1="24.123cm" svg:x2="9.573cm" svg:y2="24.99cm" draw:start-shape="id17" draw:start-glue-point="4" draw:end-shape="id22" draw:end-glue-point="0" svg:d="M9573 24123v867" svg:viewBox="0 0 1 868">
          <text:p/>
        </draw:connector>
        <draw:connector draw:style-name="gr4" draw:text-style-name="P4" draw:layer="layout" svg:x1="7.986cm" svg:y1="25.466cm" svg:x2="4.54cm" svg:y2="26.082cm" draw:start-shape="id22" draw:start-glue-point="3" draw:end-shape="id23" draw:end-glue-point="8" svg:d="M7986 25466h-1723v616h-1723" svg:viewBox="0 0 3447 617">
          <text:p/>
        </draw:connector>
        <draw:connector draw:style-name="gr4" draw:text-style-name="P4" draw:layer="layout" draw:line-skew="0.757cm" svg:x1="11.161cm" svg:y1="8.361cm" svg:x2="18.157cm" svg:y2="9.853cm" draw:start-shape="id7" draw:start-glue-point="1" draw:end-shape="id9" draw:end-glue-point="7" svg:d="M11161 8361h8254v1492h-1258" svg:viewBox="0 0 8255 1493">
          <text:p/>
        </draw:connector>
        <draw:connector draw:style-name="gr4" draw:text-style-name="P4" draw:layer="layout" draw:line-skew="0.757cm" svg:x1="11.161cm" svg:y1="8.361cm" svg:x2="18.157cm" svg:y2="13.598cm" draw:start-shape="id7" draw:start-glue-point="1" draw:end-shape="id13" draw:end-glue-point="7" svg:d="M11161 8361h8254v5237h-1258" svg:viewBox="0 0 8255 5238">
          <text:p/>
        </draw:connector>
        <draw:connector draw:style-name="gr4" draw:text-style-name="P4" draw:layer="layout" draw:line-skew="0.757cm" svg:x1="11.161cm" svg:y1="8.361cm" svg:x2="18.157cm" svg:y2="18.921cm" draw:start-shape="id7" draw:start-glue-point="1" draw:end-shape="id14" draw:end-glue-point="7" svg:d="M11161 8361h8254v10560h-1258" svg:viewBox="0 0 8255 10561">
          <text:p/>
        </draw:connector>
        <draw:connector draw:style-name="gr4" draw:text-style-name="P4" draw:layer="layout" draw:line-skew="0.757cm" svg:x1="11.161cm" svg:y1="8.361cm" svg:x2="18.157cm" svg:y2="22.879cm" draw:start-shape="id7" draw:start-glue-point="1" draw:end-shape="id16" draw:end-glue-point="7" svg:d="M11161 8361h8254v14518h-1258" svg:viewBox="0 0 8255 14519">
          <text:p/>
        </draw:connector>
        <draw:custom-shape draw:style-name="gr8" draw:text-style-name="P6" draw:layer="layout" svg:width="1.27cm" svg:height="1.271cm" svg:x="12.747cm" svg:y="1.633cm">
          <text:p/>
          <draw:enhanced-geometry svg:viewBox="0 0 21600 21600" draw:glue-points="?f0 0 ?f1 10800 0 21600 10800 21600 21600 21600 ?f7 10800" draw:text-areas="?f1 10800 ?f2 18000 ?f3 7200 ?f4 21600" draw:mirror-vertical="true" draw:mirror-horizont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9" draw:text-style-name="P8" draw:layer="layout" svg:width="5.938cm" svg:height="2.223cm" svg:x="13.952cm" svg:y="1.452cm">
          <draw:text-box>
            <text:p text:style-name="P7"><text:span text:style-name="T2">Workflow Trigger</text:span></text:p>
            <text:p text:style-name="P7"><text:span text:style-name="T1">When all files listed in the association exist, execute the task.</text:span></text:p>
          </draw:text-box>
        </draw:frame>
        <draw:custom-shape draw:style-name="gr1" draw:text-style-name="P2" xml:id="id24" draw:id="id24" draw:layer="layout" svg:width="1.905cm" svg:height="1.27cm" svg:x="4.835cm" svg:y="16.928cm">
          <text:p text:style-name="P1"><text:span text:style-name="T1">Level 2c</text:span></text:p>
          <text:p text:style-name="P1"><text:span text:style-name="T1">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7.986cm" svg:y1="16.16cm" svg:x2="5.788cm" svg:y2="16.928cm" draw:start-shape="id18" draw:start-glue-point="3" draw:end-shape="id24" draw:end-glue-point="5" svg:d="M7986 16160h-2198v768" svg:viewBox="0 0 2199 769">
          <text:p/>
        </draw:connector>
        <draw:custom-shape draw:style-name="gr1" draw:text-style-name="P2" xml:id="id25" draw:id="id25" draw:layer="layout" svg:width="1.905cm" svg:height="1.27cm" svg:x="2.635cm" svg:y="23.948cm">
          <text:p text:style-name="P1"><text:span text:style-name="T1">Level 2c</text:span></text:p>
          <text:p text:style-name="P1"><text:span text:style-name="T1">Spectral</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 draw:text-style-name="P4" draw:layer="layout" svg:x1="7.986cm" svg:y1="25.466cm" svg:x2="4.54cm" svg:y2="24.583cm" draw:start-shape="id22" draw:start-glue-point="3" draw:end-shape="id25" draw:end-glue-point="8" svg:d="M7986 25466h-1723v-883h-1723" svg:viewBox="0 0 3447 884">
          <text:p/>
        </draw:connector>
        <draw:custom-shape draw:style-name="gr10" draw:text-style-name="P10" draw:layer="layout" svg:width="2.858cm" svg:height="2.223cm" svg:x="5.127cm" svg:y="2.27cm">
          <text:p text:style-name="P9"><text:span text:style-name="T3">Telemetry</text:span></text:p>
          <text:p text:style-name="P9"><text:span text:style-name="T3">Conver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3:36:38.332053000</meta:creation-date>
    <dc:date>2017-07-12T13:44:58.934200000</dc:date>
    <meta:editing-duration>PT21H58M19S</meta:editing-duration>
    <meta:editing-cycles>6</meta:editing-cycles>
    <meta:generator>LibreOffice/5.3.4.2$MacOSX_X86_64 LibreOffice_project/f82d347ccc0be322489bf7da61d7e4ad13fe2ff3</meta:generator>
    <meta:document-statistic meta:object-count="56"/>
  </office:meta>
</office:document-meta>
</file>